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officeooo:paragraph-rsid="0000cda7"/>
    </style:style>
    <style:style style:name="P3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style:contextual-spacing="false" fo:line-height="115%" fo:text-align="start" style:justify-single-word="false"/>
    </style:style>
    <style:style style:name="P5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officeooo:paragraph-rsid="00027631"/>
    </style:style>
    <style:style style:name="P6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officeooo:rsid="00027631" officeooo:paragraph-rsid="0002763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027631" fo:background-color="transparent" loext:char-shading-value="0" style:font-name-asian="Calibri1" style:font-name-complex="Calibri1"/>
    </style:style>
    <style:style style:name="T3" style:family="text">
      <style:text-properties fo:color="#9b00d3" style:font-name="Calibri1" fo:font-size="11pt" fo:font-weight="normal" fo:background-color="transparent" loext:char-shading-value="0" style:font-name-asian="Calibri1" style:font-name-complex="Calibri1"/>
    </style:style>
    <style:style style:name="T4" style:family="text">
      <style:text-properties fo:color="#00b050" style:font-name="Calibri1" fo:font-size="11pt" fo:font-weight="normal" fo:background-color="transparent" loext:char-shading-value="0" style:font-name-asian="Calibri1" style:font-name-complex="Calibri1"/>
    </style:style>
    <style:style style:name="T5" style:family="text">
      <style:text-properties fo:color="#00b050" style:font-name="Calibri1" fo:font-size="11pt" fo:font-weight="normal" officeooo:rsid="0000cda7" fo:background-color="transparent" loext:char-shading-value="0" style:font-name-asian="Calibri1" style:font-name-complex="Calibri1"/>
    </style:style>
    <style:style style:name="T6" style:family="text">
      <style:text-properties fo:color="#00b050" style:font-name="Calibri1" fo:font-size="11pt" fo:font-weight="normal" officeooo:rsid="00027631" fo:background-color="transparent" loext:char-shading-value="0" style:font-name-asian="Calibri1" style:font-name-complex="Calibri1"/>
    </style:style>
    <style:style style:name="T7" style:family="text">
      <style:text-properties fo:color="#ff0000" style:font-name="Calibri1" fo:font-size="11pt" fo:font-weight="normal" fo:background-color="transparent" loext:char-shading-value="0" style:font-name-asian="Calibri1" style:font-name-complex="Calibri1"/>
    </style:style>
    <style:style style:name="T8" style:family="text">
      <style:text-properties fo:color="#ff0000" style:font-name="Calibri1" fo:font-size="11pt" fo:font-weight="normal" officeooo:rsid="0000cda7" fo:background-color="transparent" loext:char-shading-value="0" style:font-name-asian="Calibri1" style:font-name-complex="Calibri1"/>
    </style:style>
    <style:style style:name="T9" style:family="text">
      <style:text-properties fo:color="#004dbb" style:font-name="Calibri1" fo:font-size="11pt" fo:font-weight="normal" fo:background-color="transparent" loext:char-shading-value="0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3">&lt;program&gt; <text:s/></text:span><text:span text:style-name="T1"><text:s/>-&gt; <text:s/></text:span><text:span text:style-name="T4">&lt;decList&gt; &lt;function&gt;&lt;body&gt;</text:span><text:span text:style-name="T7"> .</text:span></text:p>
      <text:p text:style-name="P1"><text:span text:style-name="T1">&lt;decList&gt; <text:s text:c="2"/>-&gt; <text:s/></text:span><text:span text:style-name="T7">var id : </text:span><text:span text:style-name="T9">typ</text:span><text:span text:style-name="T1"> </text:span><text:span text:style-name="T7">;</text:span><text:span text:style-name="T4"> &lt;decListNext&gt;</text:span></text:p>
      <text:p text:style-name="P1"><text:span text:style-name="T1">&lt;decList&gt; -&gt; </text:span><text:span text:style-name="T3">eps</text:span></text:p>
      <text:p text:style-name="P1"><text:span text:style-name="T1"><text:s/>&lt;decListNext&gt; -&gt; </text:span><text:span text:style-name="T7">id: </text:span><text:span text:style-name="T9">typ</text:span><text:span text:style-name="T1"> </text:span><text:span text:style-name="T7">;</text:span><text:span text:style-name="T1"> </text:span><text:span text:style-name="T4">&lt;decListNext&gt;</text:span></text:p>
      <text:p text:style-name="P1"><text:span text:style-name="T1">&lt;function&gt; -&gt; <text:s/></text:span><text:span text:style-name="T2">fucntion </text:span><text:span text:style-name="T7">id ( </text:span><text:span text:style-name="T4">&lt;param&gt; </text:span><text:span text:style-name="T7">) : </text:span><text:span text:style-name="T9">typ </text:span><text:span text:style-name="T7">;</text:span><text:span text:style-name="T1"> </text:span><text:span text:style-name="T4">&lt;decList&gt; &lt;body&gt; </text:span><text:span text:style-name="T7">;</text:span><text:span text:style-name="T4"> &lt;function&gt;</text:span></text:p>
      <text:p text:style-name="P5"><text:span text:style-name="T1">&lt;function&gt; -&gt; <text:s/></text:span><text:span text:style-name="T2">fucntion </text:span><text:span text:style-name="T7">id ( </text:span><text:span text:style-name="T4">&lt;param&gt; </text:span><text:span text:style-name="T7">) : </text:span><text:span text:style-name="T9">typ </text:span><text:span text:style-name="T7">;</text:span><text:span text:style-name="T1"> </text:span><text:span text:style-name="T6">forward ; &lt;function&gt;</text:span></text:p>
      <text:p text:style-name="P1"><text:span text:style-name="T1">&lt;function&gt; -&gt; </text:span><text:span text:style-name="T3">eps</text:span></text:p>
      <text:p text:style-name="P1"><text:span text:style-name="T1">&lt;param&gt; <text:s/>-&gt;</text:span><text:span text:style-name="T7"> id : </text:span><text:span text:style-name="T9">typ</text:span><text:span text:style-name="T7"> &lt;nextParam&gt;</text:span></text:p>
      <text:p text:style-name="P1"><text:span text:style-name="T1">&lt;nextParam&gt; -&gt; <text:s/></text:span><text:span text:style-name="T7">; id : </text:span><text:span text:style-name="T9">typ</text:span><text:span text:style-name="T1"> </text:span><text:span text:style-name="T7">&lt;nextParam&gt;</text:span></text:p>
      <text:p text:style-name="P1"><text:span text:style-name="T1">&lt;body&gt; -&gt;</text:span><text:span text:style-name="T7"> <text:s/>begin </text:span><text:span text:style-name="T4">&lt;statements&gt; </text:span><text:span text:style-name="T7">end</text:span></text:p>
      <text:p text:style-name="P1"><text:span text:style-name="T1">&lt;statements&gt; -&gt; </text:span><text:span text:style-name="T4">&lt;state&gt; </text:span><text:span text:style-name="T7">;</text:span><text:span text:style-name="T1"> </text:span><text:span text:style-name="T4">&lt;statements&gt;</text:span></text:p>
      <text:p text:style-name="P1"><text:span text:style-name="T1">&lt;statements&gt; -&gt; </text:span><text:span text:style-name="T4">&lt;state&gt;</text:span></text:p>
      <text:p text:style-name="P1"><text:span text:style-name="T1">&lt;state&gt; -&gt; </text:span><text:span text:style-name="T7"><text:s/>id :=</text:span><text:span text:style-name="T4"> &lt;</text:span><text:span text:style-name="T6">type&gt; </text:span></text:p>
      <text:p text:style-name="P1"><text:span text:style-name="T1">&lt;</text:span><text:span text:style-name="T2">type</text:span><text:span text:style-name="T1">&gt; -&gt; </text:span><text:span text:style-name="T4">&lt;expression&gt;</text:span></text:p>
      <text:p text:style-name="P1"><text:span text:style-name="T1">&lt;</text:span><text:span text:style-name="T2">type</text:span><text:span text:style-name="T1">&gt; -&gt; </text:span><text:span text:style-name="T7">find ( id_string , id_string )</text:span></text:p>
      <text:p text:style-name="P1"><text:span text:style-name="T1">&lt;</text:span><text:span text:style-name="T2">type</text:span><text:span text:style-name="T1">&gt; -&gt; </text:span><text:span text:style-name="T7">sort ( id_string )</text:span></text:p>
      <text:p text:style-name="P1"><text:span text:style-name="T1">&lt;state&gt; -&gt;</text:span><text:span text:style-name="T7"> if </text:span><text:span text:style-name="T4">&lt;expression&gt;</text:span><text:span text:style-name="T7"> then</text:span><text:span text:style-name="T4">&lt;body&gt; </text:span><text:span text:style-name="T7">else </text:span><text:span text:style-name="T4">&lt;body&gt; </text:span></text:p>
      <text:p text:style-name="P1"><text:span text:style-name="T1">&lt;state&gt; -&gt; </text:span><text:span text:style-name="T7">while</text:span><text:span text:style-name="T1"> </text:span><text:span text:style-name="T4">&lt;expression&gt; </text:span><text:span text:style-name="T7">do</text:span><text:span text:style-name="T4"> &lt;body&gt; </text:span></text:p>
      <text:p text:style-name="P1"><text:span text:style-name="T1">&lt;</text:span><text:span text:style-name="T2">state</text:span><text:span text:style-name="T1">&gt; -&gt;</text:span><text:span text:style-name="T7"> readln ( </text:span><text:span text:style-name="T4">&lt;type&gt; </text:span><text:span text:style-name="T5">)</text:span></text:p>
      <text:p text:style-name="P1"><text:span text:style-name="T1">&lt;type&gt; -&gt; </text:span><text:span text:style-name="T7">id_string</text:span><text:span text:style-name="T1"> </text:span></text:p>
      <text:p text:style-name="P6"><text:span text:style-name="T1">&lt;type&gt; -&gt; id_func ( &lt;call_param...&gt; )</text:span></text:p>
      <text:p text:style-name="P1"><text:span text:style-name="T1">&lt;type&gt; -&gt;</text:span><text:span text:style-name="T7"> integerOrReal </text:span></text:p>
      <text:p text:style-name="P1"><text:span text:style-name="T1">&lt;state&gt; -&gt;</text:span><text:span text:style-name="T7"> <text:s/>write ( </text:span><text:span text:style-name="T4">&lt;term&gt;</text:span><text:span text:style-name="T5">)</text:span></text:p>
      <text:p text:style-name="P1"><text:span text:style-name="T1">&lt;term&gt; -&gt;</text:span><text:span text:style-name="T4"> &lt;exp&gt; &lt;termNext&gt;</text:span></text:p>
      <text:p text:style-name="P2"><text:span text:style-name="T1">&lt;termNext&gt; -&gt; </text:span><text:span text:style-name="T7">, </text:span><text:span text:style-name="T8">&lt;exp&gt; </text:span><text:span text:style-name="T4">termNext</text:span></text:p>
      <text:p text:style-name="P1"><text:span text:style-name="T1">&lt;termNext&gt; -&gt;</text:span><text:span text:style-name="T7"> </text:span><text:span text:style-name="T8">eps</text:span></text:p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6:34:36.341776963</dc:date>
    <meta:editing-duration>P0D</meta:editing-duration>
    <meta:editing-cycles>2</meta:editing-cycles>
    <meta:generator>LibreOffice/4.2.7.2$Linux_X86_64 LibreOffice_project/420$Build-2</meta:generator>
    <meta:document-statistic meta:table-count="0" meta:image-count="0" meta:object-count="0" meta:page-count="2" meta:paragraph-count="26" meta:word-count="148" meta:character-count="883" meta:non-whitespace-character-count="742"/>
  </office:meta>
</office:document-meta>
</file>